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3" style:parent-style-name="ListParagraph" style:list-style-name="LFO18" style:family="paragraph">
      <style:text-properties fo:font-size="11pt" style:font-size-asian="11pt" style:font-size-complex="11pt"/>
    </style:style>
    <style:style style:name="P4" style:parent-style-name="ListParagraph" style:list-style-name="LFO18" style:family="paragraph">
      <style:text-properties fo:font-size="11pt" style:font-size-asian="11pt" style:font-size-complex="11pt"/>
    </style:style>
    <style:style style:name="P5" style:parent-style-name="ListParagraph" style:list-style-name="LFO18" style:family="paragraph">
      <style:text-properties fo:font-size="11pt" style:font-size-asian="11pt" style:font-size-complex="11pt"/>
    </style:style>
    <style:style style:name="P6" style:parent-style-name="ListParagraph" style:list-style-name="LFO18" style:family="paragraph">
      <style:text-properties fo:font-size="11pt" style:font-size-asian="11pt" style:font-size-complex="11pt"/>
    </style:style>
    <style:style style:name="P7" style:parent-style-name="ListParagraph" style:list-style-name="LFO18" style:family="paragraph">
      <style:text-properties fo:font-size="11pt" style:font-size-asian="11pt" style:font-size-complex="11pt"/>
    </style:style>
    <style:style style:name="P8" style:parent-style-name="ListParagraph" style:list-style-name="LFO18" style:family="paragraph">
      <style:text-properties fo:font-size="11pt" style:font-size-asian="11pt" style:font-size-complex="11pt"/>
    </style:style>
    <style:style style:name="P9" style:parent-style-name="ListParagraph" style:list-style-name="LFO18" style:family="paragraph">
      <style:text-properties fo:font-size="11pt" style:font-size-asian="11pt" style:font-size-complex="11pt"/>
    </style:style>
    <style:style style:name="P10" style:parent-style-name="ListParagraph" style:list-style-name="LFO18" style:family="paragraph"/>
    <style:style style:name="P11" style:parent-style-name="ListParagraph" style:list-style-name="LFO18" style:family="paragraph"/>
    <style:style style:name="P12" style:parent-style-name="ListParagraph" style:list-style-name="LFO18" style:family="paragraph"/>
    <style:style style:name="P13" style:parent-style-name="ListParagraph" style:list-style-name="LFO18" style:family="paragraph"/>
  </office:automatic-styles>
  <office:body>
    <office:text text:use-soft-page-breaks="true">
      <text:p text:style-name="P1">KNMI- Preprocessing</text:p>
      <text:p text:style-name="P2"/>
      <text:list text:style-name="LFO18" text:continue-numbering="true">
        <text:list-item>
          <text:p text:style-name="P3">Removed unnecessary columns [ NAME, latitude, longitude, dr_pws_10, ww_cor_10, ri_pws_10]<text:s/></text:p>
        </text:list-item>
        <text:list-item>
          <text:p text:style-name="P4">Split ‘dtg’ column into date and time columns.</text:p>
        </text:list-item>
        <text:list-item>
          <text:p text:style-name="P5">Filter dates between 01-01-2018 and 31-12-2023.</text:p>
        </text:list-item>
        <text:list-item>
          <text:p text:style-name="P6">Remove missing values.</text:p>
        </text:list-item>
        <text:list-item>
          <text:p text:style-name="P7">Fill missing values with the mean,<text:s/>median,<text:s/>mode,<text:s/>with a fixed value (e.g., 0).</text:p>
        </text:list-item>
        <text:list-item>
          <text:p text:style-name="P8">Convert object columns and interpolate missing values.</text:p>
        </text:list-item>
        <text:list-item>
          <text:p text:style-name="P9">Identify outliers using<text:s/>Z-scores<text:s/>method<text:s/>for the 'dr_regenm_10'<text:s/>and ‘ri_regenm_10’<text:s/>columns.</text:p>
        </text:list-item>
        <text:list-item>
          <text:p text:style-name="P10">transforming data using log transformation &amp; square root transformation.</text:p>
        </text:list-item>
        <text:list-item>
          <text:p text:style-name="P11">Split the dataset into training, validation, and test sets</text:p>
        </text:list-item>
        <text:list-item>
          <text:p text:style-name="P12">Create a new<text:s/>feature<text:s/>that determines the risk level of the rain<text:s/>(Low-Mid-High), using the rain intensity and duration columns.</text:p>
        </text:list-item>
        <text:list-item>
          <text:p text:style-name="P13">Created<text:s/>2<text:s/>visuals<text:s/>that shows the distribution of risk level &amp; risk levels over time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ptos" style:font-name-asian="Aptos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ptos" style:font-name-asian="Aptos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Aptos" style:font-name-asian="Aptos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Aptos" style:font-name-asian="Aptos" style:font-name-complex="Times New Roman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Aptos" style:font-name-asian="Aptos" style:font-name-complex="Times New Roman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Aptos" style:font-name-asian="Aptos" style:font-name-complex="Times New Roman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Aptos" style:font-name-asian="Aptos" style:font-name-complex="Times New Roman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Aptos" style:font-name-asian="Aptos" style:font-name-complex="Times New Roman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ohamed Khaled Ahmed Mohamed Elshami, Mohamed (233464)</meta:initial-creator>
    <dc:creator>Mohamed Khaled Ahmed Mohamed Elshami, Mohamed (233464)</dc:creator>
    <meta:creation-date>2024-05-27T13:40:00Z</meta:creation-date>
    <dc:date>2024-05-31T10:47:00Z</dc:date>
    <meta:template xlink:href="Normal" xlink:type="simple"/>
    <meta:editing-cycles>1</meta:editing-cycles>
    <meta:editing-duration>PT335220S</meta:editing-duration>
    <meta:document-statistic meta:page-count="1" meta:paragraph-count="1" meta:word-count="119" meta:character-count="798" meta:row-count="5" meta:non-whitespace-character-count="680"/>
  </office:meta>
</office:document-meta>
</file>